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2_20_Dots_20_3_20_Dashes" svg:stroke-width="0.212cm" svg:stroke-color="#00cc33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dash" draw:stroke-dash="Ultrafine_20_2_20_Dots_20_3_20_Dashes" svg:stroke-width="0.212cm" svg:stroke-color="#ff00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66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0066" fo:font-weight="bold" style:font-weight-asian="bold" style:font-weight-complex="bold"/>
    </style:style>
    <style:style style:name="P9" style:family="paragraph">
      <style:text-properties fo:color="#00cc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4.2cm" svg:y="10.9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12cm" svg:y="5.8cm">
          <text:p text:style-name="P1"><text:span text:style-name="T1">RES1</text:span></text:p>
          <text:p text:style-name="P1"><text:span text:style-name="T2">Cpt =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13.9cm" svg:y="10.9cm">
          <text:p text:style-name="P1"><text:span text:style-name="T1">RES2</text:span></text:p>
          <text:p text:style-name="P1"><text:span text:style-name="T2">Cpt =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11.8cm" svg:y="15.9cm">
          <text:p text:style-name="P1"><text:span text:style-name="T1">RES3</text:span></text:p>
          <text:p text:style-name="P1"><text:span text:style-name="T2">Cpt =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7cm" svg:y1="11.4cm" svg:x2="12.5cm" svg:y2="8.6cm">
          <text:p/>
        </draw:line>
        <draw:line draw:style-name="gr6" draw:text-style-name="P6" draw:layer="layout" svg:x1="7cm" svg:y1="13.7cm" svg:x2="12.3cm" svg:y2="16.4cm">
          <text:p/>
        </draw:line>
        <draw:frame draw:style-name="gr7" draw:text-style-name="P8" draw:layer="layout" svg:width="5.8cm" svg:height="1.9cm" svg:x="5.8cm" svg:y="15cm">
          <draw:text-box>
            <text:p text:style-name="P7"><text:span text:style-name="T1">Demande compteur Res3</text:span></text:p>
          </draw:text-box>
        </draw:frame>
        <draw:frame draw:style-name="gr7" draw:text-style-name="P10" draw:layer="layout" svg:width="5.8cm" svg:height="1.9cm" svg:x="5.9cm" svg:y="7.8cm">
          <draw:text-box>
            <text:p text:style-name="P9"><text:span text:style-name="T1">Demande compteur Re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3:59:40.019183442</dc:date>
    <meta:editing-duration>PT5M32S</meta:editing-duration>
    <meta:editing-cycles>2</meta:editing-cycles>
    <meta:document-statistic meta:object-count="8"/>
  </office:meta>
</office:document-meta>
</file>